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dd/delete books (must work with all formats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 (words)/library(books)/web(books)</text:p>
          </table:table-cell>
          <table:table-cell table:style-name="ce5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isplay "currently playing..." in status bar</text:p>
          </table:table-cell>
          <table:table-cell table:style-name="ce5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21">
            <text:p>2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0">
            <text:p>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4">
            <text:p>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25">
            <text:p>25</text:p>
          </table:table-cell>
          <table:table-cell table:style-name="ce10"/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9.07.2014</text:date>, <text:time>20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9M46S</meta:editing-duration>
    <meta:editing-cycles>30</meta:editing-cycles>
    <meta:generator>OpenOffice/4.1.0$Win32 OpenOffice.org_project/410m18$Build-9764</meta:generator>
    <dc:date>2014-07-09T20:02:26.07</dc:date>
    <dc:creator>F S</dc:creator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